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5mm" svg:x="0mm" svg:y="132.54mm">
            <loext:p draw:notify-on-update-of-ranges="Feuille1.C3:Feuille1.C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lgo 1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13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table:formula="of:=[.B13]+20" office:value-type="float" office:value="40" calcext:value-type="float">
            <text:p>4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table:formula="of:=[.B14]+20"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table:formula="of:=[.B15]+20" office:value-type="float" office:value="80" calcext:value-type="float">
            <text:p>8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table:formula="of:=[.B16]+20"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table:formula="of:=[.B17]+100" office:value-type="float" office:value="200" calcext:value-type="float">
            <text:p>200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.981" calcext:value-type="float">
            <text:p>3,981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.474" calcext:value-type="float">
            <text:p>9,474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8.58" calcext:value-type="float">
            <text:p>18,58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2.221" calcext:value-type="float">
            <text:p>32,221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51.193" calcext:value-type="float">
            <text:p>51,19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6.61" calcext:value-type="float">
            <text:p>76,61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P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1:22:35.262818211</meta:creation-date>
    <dc:date>2016-01-13T11:50:25.268145812</dc:date>
    <meta:editing-duration>PT12M39S</meta:editing-duration>
    <meta:editing-cycles>1</meta:editing-cycles>
    <meta:document-statistic meta:table-count="1" meta:cell-count="64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Feuille1.C3:Feuille1.C28" svg:x="1.275cm" svg:y="0.152cm" svg:width="14.347cm" svg:height="8.646cm">
          <chartooo:coordinate-region svg:x="1.896cm" svg:y="0.352cm" svg:width="13.539cm" svg:height="7.79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title svg:x="0.396cm" svg:y="5.842cm" chart:style-name="ch5">
              <text:p>durée en seconde</text:p>
            </chart:title>
            <chart:grid chart:style-name="ch4" chart:class="major"/>
          </chart:axis>
          <chart:series chart:style-name="ch6" chart:values-cell-range-address="Feuille1.C3:Feuille1.C28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euille1.C3:Feuille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474">
                <text:p>9.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221">
                <text:p>32.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193">
                <text:p>51.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.61">
                <text:p>76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